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ubtitle">
      <style:paragraph-properties fo:margin-top="0cm" fo:margin-bottom="0cm" loext:contextual-spacing="true"/>
    </style:style>
    <style:style style:name="P3" style:family="paragraph" style:parent-style-name="Listeavsnitt" style:list-style-name="L1">
      <style:paragraph-properties fo:margin-top="0cm" fo:margin-bottom="0cm" loext:contextual-spacing="true"/>
    </style:style>
    <style:style style:name="P4" style:family="paragraph" style:parent-style-name="Listeavsnitt" style:list-style-name="L2">
      <style:paragraph-properties fo:margin-top="0cm" fo:margin-bottom="0cm" loext:contextual-spacing="true"/>
    </style:style>
    <style:style style:name="P5" style:family="paragraph" style:parent-style-name="Listeavsnitt" style:list-style-name="L3">
      <style:paragraph-properties fo:margin-top="0cm" fo:margin-bottom="0cm" loext:contextual-spacing="true"/>
    </style:style>
    <style:style style:name="P6" style:family="paragraph" style:parent-style-name="Listeavsnitt" style:list-style-name="L4">
      <style:paragraph-properties fo:margin-top="0cm" fo:margin-bottom="0.21cm" loext:contextual-spacing="true"/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Listeavsnitt" style:list-style-name="L4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8" style:family="paragraph" style:parent-style-name="Listeavsnitt" style:list-style-name="L5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9" style:family="paragraph" style:parent-style-name="Listeavsnitt" style:list-style-name="L6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0" style:family="paragraph" style:parent-style-name="HTML-forhåndsformatert">
      <style:paragraph-properties fo:margin-top="0cm" fo:margin-bottom="0cm" loext:contextual-spacing="true"/>
    </style:style>
    <style:style style:name="P11" style:family="paragraph" style:parent-style-name="HTML-forhåndsformatert">
      <style:paragraph-properties fo:margin-top="0cm" fo:margin-bottom="0cm" loext:contextual-spacing="true"/>
      <style:text-properties fo:language="en" fo:country="US"/>
    </style:style>
    <style:style style:name="P12" style:family="paragraph" style:parent-style-name="HTML-forhåndsformatert">
      <style:paragraph-properties fo:margin-top="0cm" fo:margin-bottom="0cm" loext:contextual-spacing="true"/>
      <style:text-properties fo:language="en" fo:country="US" fo:font-style="italic" style:font-style-asian="italic"/>
    </style:style>
    <style:style style:name="P13" style:family="paragraph" style:parent-style-name="Normal">
      <style:paragraph-properties fo:margin-top="0cm" fo:margin-bottom="0cm" loext:contextual-spacing="true"/>
    </style:style>
    <style:style style:name="P14" style:family="paragraph" style:parent-style-name="Normal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5" style:family="paragraph" style:parent-style-name="Normal">
      <style:paragraph-properties fo:margin-top="0cm" fo:margin-bottom="0cm" loext:contextual-spacing="tru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6" style:family="paragraph" style:parent-style-name="Normal">
      <style:paragraph-properties fo:margin-top="0cm" fo:margin-bottom="0cm" loext:contextual-spacing="true"/>
      <style:text-properties officeooo:rsid="000d894a" officeooo:paragraph-rsid="000d894a"/>
    </style:style>
    <style:style style:name="P17" style:family="paragraph" style:parent-style-name="Normal">
      <style:paragraph-properties fo:margin-top="0cm" fo:margin-bottom="0cm" loext:contextual-spacing="true"/>
      <style:text-properties fo:language="en" fo:country="US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9" style:family="paragraph" style:parent-style-name="Normal">
      <style:paragraph-properties fo:margin-top="0cm" fo:margin-bottom="0.21cm" loext:contextual-spacing="true"/>
    </style:style>
    <style:style style:name="P20" style:family="paragraph" style:parent-style-name="Normal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1" style:family="paragraph" style:parent-style-name="Normal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22" style:family="paragraph" style:parent-style-name="Normal">
      <style:paragraph-properties fo:margin-top="0cm" fo:margin-bottom="0.21cm" loext:contextual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-complex="Arial"/>
    </style:style>
    <style:style style:name="T6" style:family="text">
      <style:text-properties fo:language="en" fo:country="US" fo:font-style="italic" fo:font-weight="bold" style:font-style-asian="italic" style:font-weight-asian="bold" style:font-weight-complex="bold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10" style:family="text">
      <style:text-properties fo:color="#165580" fo:font-weight="bold" fo:background-color="#ffffff" loext:char-shading-value="0" style:font-weight-asian="bold" style:font-name-complex="Arial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nlevering 3 i Store Datamengder</text:h>
      <text:p text:style-name="Normal"/>
      <text:p text:style-name="P13">Besvarelsen min er formatert slik:</text:p>
      <text:p text:style-name="P13">Oppgaveteksten er i <text:span text:style-name="Standardskrift_20_for_20_avsnitt"><text:span text:style-name="T1">fet, understreket</text:span></text:span> type.</text:p>
      <text:p text:style-name="P13">Besvarelsen er i normal type.</text:p>
      <text:p text:style-name="P13">Eventuelle kommandoer (kommandolinje eller annet) er i <text:span text:style-name="Standardskrift_20_for_20_avsnitt"><text:span text:style-name="T4">kursiv</text:span></text:span> type.</text:p>
      <text:p text:style-name="P13"/>
      <text:p text:style-name="P2">Del A: Big Data-teknologi</text:p>
      <text:p text:style-name="P13"><text:span text:style-name="Standardskrift_20_for_20_avsnitt"><text:span text:style-name="T1">1) Hvilke fire kjennetegn benyttes ofte om betegnelsen "big data?"</text:span></text:span></text:p>
      <text:p text:style-name="P13"/>
      <text:p text:style-name="P13">Det første jeg tenker når jeg hører disse fire kjennetegnene, er de fire V-er:</text:p>
      <text:p text:style-name="P13">Volume, Velocity, Variety, og Veracity</text:p>
      <text:p text:style-name="P13"/>
      <text:p text:style-name="P14">2) List opp fire forskjellige NoSQL-teknologier og finn eksempler på leverandører for hver av de.</text:p>
      <text:p text:style-name="P13">De fire ulike NoSQL-teknologiene er:</text:p>
      <text:p text:style-name="P13">Dokumentdatabaser (Clusterpoint, Apache CouchDB, Lotus Notes, etc.)</text:p>
      <text:p text:style-name="P13">Grafdatabaser (Allergo, Neo4J, Stardog, etc.)</text:p>
      <text:p text:style-name="P17">Key-Value stores (Dynamo, FoundationDB, Redis, etc.)</text:p>
      <text:p text:style-name="P13">Kolonnebaserte databaser (Accumolo, Cassandra, HBase, etc.)</text:p>
      <text:p text:style-name="P13"><text:span text:style-name="Standardskrift_20_for_20_avsnitt"><text:span text:style-name="T1">a) Hva er fordelen med hver enkelt av de?</text:span></text:span></text:p>
      <text:p text:style-name="P13"><text:span text:style-name="Standardskrift_20_for_20_avsnitt"><text:span text:style-name="T3">Dokumentdatabaser</text:span></text:span>:</text:p>
      <text:p text:style-name="P13">Lett å bruke</text:p>
      <text:p text:style-name="P13"/>
      <text:p text:style-name="P13"><text:span text:style-name="Standardskrift_20_for_20_avsnitt"><text:span text:style-name="T3">Key Value stores</text:span></text:span>:</text:p>
      <text:p text:style-name="P13">Når man ikke trenger å vedlikeholde indekser, er "Key Values stores" ofte designet slik at de enten kan skaleres horisontalt, være veldig raskt, eller en kombinasjon av det å være rask og samtidig ha mulighet til å skaleres horisontalt. Key-Value-store passer godt der hvor data ikke er så veldig "relatert." </text:p>
      <text:p text:style-name="P15"/>
      <text:p text:style-name="P13"><text:span text:style-name="Standardskrift_20_for_20_avsnitt"><text:span text:style-name="T3">Grafdatabaser</text:span></text:span>:</text:p>
      <text:p text:style-name="P13">Raske spørringer når man leter etter forholdet mellom to noder</text:p>
      <text:p text:style-name="P13">Rask til å traversere noder</text:p>
      <text:p text:style-name="P13">Kan representeres i flere dimmensjoner.</text:p>
      <text:p text:style-name="P13"/>
      <text:p text:style-name="P13"><text:span text:style-name="Standardskrift_20_for_20_avsnitt"><text:span text:style-name="T3">Kolonnedatabaser</text:span></text:span>:</text:p>
      <text:p text:style-name="P13">Kolonnedatabaser har tradisjonelt vært utviklet med horisontal utvidelse ("skalabilitet") som hovedmål, hvilket gjør at slike systemer passer godt innen big-data-problemer. En kolonnedatabase kan "leve" i "clustere" bestående av et titalls, hundretalls eller tusentalls noder. De pleier som regel også å ha støtte for ting som komprimering og "versioning"</text:p>
      <text:p text:style-name="P13"/>
      <text:p text:style-name="P14">b) Finnes det noen ulemper?</text:p>
      <text:p text:style-name="P13"><text:span text:style-name="Standardskrift_20_for_20_avsnitt"><text:span text:style-name="T3">Dokumentdatabaser</text:span></text:span>:</text:p>
      <text:p text:style-name="P13">Enkelte systemer har lav tilgjengelighet og til dels kompleks syntaks.</text:p>
      <text:p text:style-name="P13">Dårlige muligheter til å skalere databasen dersom dette er nødvendig.</text:p>
      <text:p text:style-name="P13"/>
      <text:p text:style-name="P13">Fordeler og ulemper er hentet fra (<text:a xlink:type="simple" xlink:href="http://sqrrl.com/product/nosql/" office:target-frame-name="_top" xlink:show="replace" text:style-name="Internet_20_link" text:visited-style-name="Visited_20_Internet_20_Link"><text:span text:style-name="Hyperkobling">http://sqrrl.com/product/nosql/</text:span></text:a> og <text:a xlink:type="simple" xlink:href="http://www2.mta.ac.il/~kirsh/download/MTA%20NoSQL%20Seminar/Lectures/MongoDB.pdf" office:target-frame-name="_top" xlink:show="replace" text:style-name="Internet_20_link" text:visited-style-name="Visited_20_Internet_20_Link"><text:span text:style-name="Hyperkobling"><text:span text:style-name="T5">http://www2.mta.ac.il/~kirsh/download/MTA%20NoSQL%20Seminar/Lectures/MongoDB.pdf</text:span></text:span></text:a>)</text:p>
      <text:p text:style-name="P13"/>
      <text:p text:style-name="P13"><text:span text:style-name="Standardskrift_20_for_20_avsnitt"><text:span text:style-name="T3">Key-Value-Stores</text:span></text:span>:</text:p>
      <text:p text:style-name="P13">Man kan ikke nødvendigvis regne med så mye hjelp fra key value store hvis man ikke kun vil gjennomføre enkle opprettings-, lese-, oppdaterings-, eller sletteopersjoner. Grunnen til dette er at key-value-store vanligvis ikke har indekserings- eller skannekapabiliteter. </text:p>
      <text:p text:style-name="P13"><text:soft-page-break/></text:p>
      <text:p text:style-name="P13">Fordeler og ulemper med key-value-stores er hentet fra <text:a xlink:type="simple" xlink:href="http://www.dotnetfunda.com/interviews/show/6385/what-are-the-pros-and-cons-of-using-key-value-store" office:target-frame-name="_top" xlink:show="replace" text:style-name="Internet_20_link" text:visited-style-name="Visited_20_Internet_20_Link"><text:span text:style-name="Hyperkobling">http://www.dotnetfunda.com/interviews/show/6385/what-are-the-pros-and-cons-of-using-key-value-store</text:span></text:a></text:p>
      <text:p text:style-name="P13"/>
      <text:p text:style-name="P13"><text:span text:style-name="Standardskrift_20_for_20_avsnitt"><text:span text:style-name="T3">Grafdatabaser</text:span></text:span></text:p>
      <text:p text:style-name="P13">Ulønnsom når man ser etter informasjon om transaksjoner</text:p>
      <text:p text:style-name="P13">Vanskeligere å gjennomføre summerings- og maksspørringer effektivt </text:p>
      <text:p text:style-name="P13">Man må vanligvis lære seg et nytt spørrespråk som CIPHER</text:p>
      <text:p text:style-name="P13">Færre leverandører og enda mindre brukerbase enn f.eks. relasjonsdatabaser. </text:p>
      <text:p text:style-name="P13"/>
      <text:p text:style-name="P13">Fordeler og ulemper om grafdatabaser er hentet fra <text:a xlink:type="simple" xlink:href="https://www.quora.com/What-are-the-pros-and-cons-of-using-a-graph-database" office:target-frame-name="_top" xlink:show="replace" text:style-name="Internet_20_link" text:visited-style-name="Visited_20_Internet_20_Link"><text:span text:style-name="Hyperkobling">https://www.quora.com/What-are-the-pros-and-cons-of-using-a-graph-database</text:span></text:a>.</text:p>
      <text:p text:style-name="P13"/>
      <text:p text:style-name="P13"><text:span text:style-name="Standardskrift_20_for_20_avsnitt"><text:span text:style-name="T3">Kolonnedatabaser</text:span></text:span>:</text:p>
      <text:p text:style-name="P13">Man må ha en anelse om hvordan databruken kommer til å være på forhånd. Bruker man rask adhoc-rapportering, er ikke en kolonnedatabase det beste alternativet.</text:p>
      <text:p text:style-name="P13"/>
      <text:p text:style-name="P13">Fordeler og ulemper med kolonnedatabaser er hentet fra <text:a xlink:type="simple" xlink:href="http://www.dotnetfunda.com/interviews/show/6386/what-are-some-of-the-pros-and-cons-of-columnar-database" office:target-frame-name="_top" xlink:show="replace" text:style-name="Internet_20_link" text:visited-style-name="Visited_20_Internet_20_Link"><text:span text:style-name="Hyperkobling">http://www.dotnetfunda.com/interviews/show/6386/what-are-some-of-the-pros-and-cons-of-columnar-database</text:span></text:a> </text:p>
      <text:p text:style-name="P13"/>
      <text:p text:style-name="P14">3) Hvordan skiller sanntidsanalyse seg fra tradisjonell analyse?</text:p>
      <text:p text:style-name="P13"><text:span text:style-name="Standardskrift_20_for_20_avsnitt"><text:span text:style-name="T1">a) Gi eksempler på virkelige senarioer der sanntidsanalyse kan være bra for teknologi.</text:span></text:span></text:p>
      <text:p text:style-name="P13"/>
      <text:p text:style-name="P13">Kort fortalt så er tradisjonell analyse og sanntidsanalyse ytterpunktene på analyseskalaen.</text:p>
      <text:p text:style-name="P13">Tradisjonell analyse er som regel komplekse analyser som kan ta minutter, timer eller dager å gjennomføre, da den slags form for analyse vanligvis har en tregere responstid og lavere krav til tilgjengelighet. Et eksempel på tradisjonell analyse er bl.a. Hadoop-baserte arbeidsmengder.</text:p>
      <text:p text:style-name="P13"/>
      <text:p text:style-name="P13">Sanntidsanalyse er analyse som er "lettere" og som dermed "kjøres" mye raskere (vanligvis på under ett sekund). I motsetning til tradisjonell analyse så er det svært høye krav til tilgjengelighet for sanntidsanalyse.</text:p>
      <text:p text:style-name="P13"/>
      <text:p text:style-name="P13">Eksempler på senarioer er </text:p>
      <text:list xml:id="list2055809763195695260" text:style-name="L1">
        <text:list-item>
          <text:p text:style-name="P3">innenfor børsmarkedet hvor man skal analysere data innen finansmarkedet for å finne ut av når det lønner seg å kjøpe eller selge aksjer.</text:p>
        </text:list-item>
        <text:list-item>
          <text:p text:style-name="P3">Folk som jobber med kunder har gjennom sanntidsanalyse tilgang på kundedata slik at de i størst mulig grad kan hjelpe kunden når det er nødvendig.</text:p>
        </text:list-item>
      </text:list>
      <text:p text:style-name="P13">Hentet fra <text:a xlink:type="simple" xlink:href="http://wikibon.org/blog/real-time-data-management-and-analytics-come-in-many-flavors/" office:target-frame-name="_top" xlink:show="replace" text:style-name="Internet_20_link" text:visited-style-name="Visited_20_Internet_20_Link"><text:span text:style-name="Hyperkobling">http://wikibon.org/blog/real-time-data-management-and-analytics-come-in-many-flavors/</text:span></text:a> </text:p>
      <text:p text:style-name="P13"/>
      <text:p text:style-name="P14">4) Sett opp fem leverandører av BI-løsninger på moderne teknologi</text:p>
      <text:p text:style-name="P13"/>
      <text:list xml:id="list9169192333708821517" text:style-name="L2">
        <text:list-item>
          <text:p text:style-name="P4">Microsoft</text:p>
        </text:list-item>
        <text:list-item>
          <text:p text:style-name="P4">Panorama Software</text:p>
        </text:list-item>
        <text:list-item>
          <text:p text:style-name="P4">Hitachi Data Systems</text:p>
        </text:list-item>
        <text:list-item>
          <text:p text:style-name="P4">Sybase IQ</text:p>
        </text:list-item>
        <text:list-item>
          <text:p text:style-name="P4">Yellowfin Business Intelligence</text:p>
        </text:list-item>
      </text:list>
      <text:p text:style-name="P13"/>
      <text:p text:style-name="P14">5) Sett opp fire leverandører av Hadoop</text:p>
      <text:p text:style-name="P13"/>
      <text:list xml:id="list4086148087037786774" text:style-name="L3">
        <text:list-item>
          <text:p text:style-name="P5">Apache</text:p>
        </text:list-item>
        <text:list-item>
          <text:p text:style-name="P5">Dell</text:p>
        </text:list-item>
        <text:list-item>
          <text:p text:style-name="P5"><text:soft-page-break/>Oracle</text:p>
        </text:list-item>
        <text:list-item>
          <text:p text:style-name="P5">Spark/Shark</text:p>
        </text:list-item>
      </text:list>
      <text:p text:style-name="P13"/>
      <text:p text:style-name="P14">6) Det er to viktige rammeverk bak Hadoop. Hvilke er disse og hva gjør de?</text:p>
      <text:p text:style-name="P13"/>
      <text:p text:style-name="P17">Disse er MapReduce og YARN (Yet Another Resource Negotiator).</text:p>
      <text:p text:style-name="P13">YARN tar seg av ting som prosessorer og mine</text:p>
      <text:p text:style-name="P13">MapReduce er en programmeringsmodell og en implementasjon for å prosessere og generere store datasett med en parallell, distribuert algoritme i et "cluster."</text:p>
      <text:p text:style-name="P13"/>
      <text:p text:style-name="P14">7) Hvordan fungerer map/reduce? Bruk et eksempel.</text:p>
      <text:p text:style-name="P13"/>
      <text:p text:style-name="P13">(Bruker her et eksempel jeg fant på Wikipedia.)</text:p>
      <text:p text:style-name="P13">En funksjon som teller hvor mange ganger hvert ord dukker opp i hvert dokument:</text:p>
      <text:p text:style-name="P10"><text:span text:style-name="Standardskrift_20_for_20_avsnitt"><text:span text:style-name="T6">function</text:span></text:span><text:span text:style-name="Standardskrift_20_for_20_avsnitt"><text:span text:style-name="T7"> </text:span></text:span><text:span text:style-name="Standardskrift_20_for_20_avsnitt"><text:span text:style-name="T9">map</text:span></text:span><text:span text:style-name="Standardskrift_20_for_20_avsnitt"><text:span text:style-name="T7">(String name, String document):</text:span></text:span></text:p>
      <text:p text:style-name="P10"><text:span text:style-name="Standardskrift_20_for_20_avsnitt"><text:span text:style-name="T7"><text:s text:c="2"/></text:span></text:span><text:span text:style-name="Standardskrift_20_for_20_avsnitt"><text:span text:style-name="T8">// name: document name</text:span></text:span></text:p>
      <text:p text:style-name="P10"><text:span text:style-name="Standardskrift_20_for_20_avsnitt"><text:span text:style-name="T7"><text:s text:c="2"/></text:span></text:span><text:span text:style-name="Standardskrift_20_for_20_avsnitt"><text:span text:style-name="T8">// document: document contents</text:span></text:span></text:p>
      <text:p text:style-name="P10"><text:span text:style-name="Standardskrift_20_for_20_avsnitt"><text:span text:style-name="T7"><text:s text:c="2"/></text:span></text:span><text:span text:style-name="Standardskrift_20_for_20_avsnitt"><text:span text:style-name="T6">for each</text:span></text:span><text:span text:style-name="Standardskrift_20_for_20_avsnitt"><text:span text:style-name="T7"> word w </text:span></text:span><text:span text:style-name="Standardskrift_20_for_20_avsnitt"><text:span text:style-name="T6">in</text:span></text:span><text:span text:style-name="Standardskrift_20_for_20_avsnitt"><text:span text:style-name="T7"> document:</text:span></text:span></text:p>
      <text:p text:style-name="P12"><text:s text:c="4"/>emit (w, 1)</text:p>
      <text:p text:style-name="P12"/>
      <text:p text:style-name="P10"><text:span text:style-name="Standardskrift_20_for_20_avsnitt"><text:span text:style-name="T6">function</text:span></text:span><text:span text:style-name="Standardskrift_20_for_20_avsnitt"><text:span text:style-name="T7"> </text:span></text:span><text:span text:style-name="Standardskrift_20_for_20_avsnitt"><text:span text:style-name="T9">reduce</text:span></text:span><text:span text:style-name="Standardskrift_20_for_20_avsnitt"><text:span text:style-name="T7">(String word, Iterator partialCounts):</text:span></text:span></text:p>
      <text:p text:style-name="P10"><text:span text:style-name="Standardskrift_20_for_20_avsnitt"><text:span text:style-name="T7"><text:s text:c="2"/></text:span></text:span><text:span text:style-name="Standardskrift_20_for_20_avsnitt"><text:span text:style-name="T8">// word: a word</text:span></text:span></text:p>
      <text:p text:style-name="P10"><text:span text:style-name="Standardskrift_20_for_20_avsnitt"><text:span text:style-name="T7"><text:s text:c="2"/></text:span></text:span><text:span text:style-name="Standardskrift_20_for_20_avsnitt"><text:span text:style-name="T8">// partialCounts: a list of aggregated partial counts</text:span></text:span></text:p>
      <text:p text:style-name="P12"><text:s text:c="2"/>sum = 0</text:p>
      <text:p text:style-name="P10"><text:span text:style-name="Standardskrift_20_for_20_avsnitt"><text:span text:style-name="T7"><text:s text:c="2"/></text:span></text:span><text:span text:style-name="Standardskrift_20_for_20_avsnitt"><text:span text:style-name="T6">for each</text:span></text:span><text:span text:style-name="Standardskrift_20_for_20_avsnitt"><text:span text:style-name="T7"> pc </text:span></text:span><text:span text:style-name="Standardskrift_20_for_20_avsnitt"><text:span text:style-name="T6">in</text:span></text:span><text:span text:style-name="Standardskrift_20_for_20_avsnitt"><text:span text:style-name="T7"> partialCounts:</text:span></text:span></text:p>
      <text:p text:style-name="P12"><text:s text:c="4"/>sum += pc</text:p>
      <text:p text:style-name="P12"><text:s text:c="2"/>emit (word, sum)</text:p>
      <text:p text:style-name="P11"/>
      <text:p text:style-name="P17"/>
      <text:p text:style-name="P14">8) Det finnes en mengde forskjellige måter å spørre om data i et Hadoop-cluser. List opp 3 teknologier.</text:p>
      <text:p text:style-name="P16"/>
      <text:p text:style-name="P13">HiveQL</text:p>
      <text:p text:style-name="P13">Pig</text:p>
      <text:p text:style-name="P13">Jaql</text:p>
      <text:p text:style-name="P13"/>
      <text:p text:style-name="P14">9) Fortell om eierne av Hadoop.</text:p>
      <text:p text:style-name="P13"/>
      <text:p text:style-name="P13">Hadoop eies av The Apache Software Foundation, som ble etablert i 1999. Apache er en organisasjon som drives av individuelle donasjoner og sponsing fra andre bedrifter. ASF drifter i dag over 350 prosjekter, blant annet Apache http Server, som er verdens så å si mest populære webserver.</text:p>
      <text:p text:style-name="P13"/>
      <text:p text:style-name="P14">10) Hva er spesielt med Hadoop sin modell for feilhåntering?</text:p>
      <text:p text:style-name="P13"/>
      <text:p text:style-name="P13">(Bare for å ha et svar, tviler litt på at det er korrekt)</text:p>
      <text:p text:style-name="P13">Ikke-fatale feil som må spores. Disse feilene kan man ta seg av ved hjelp av én eller flere tellere. Idéen er å opprette en teller med funksjonen Context.getCounter() og deretter øke denne telleren for hver feil som oppstår. Når jobben er gjort, teller klienten opp antall ikke-fatale feil.</text:p>
      <text:p text:style-name="P13">Fatale feil som du eksplisitt definerer og som du bare vil skal skje én gang. Man kan opprette en enum og pakke denne med informasjon som feilmelding, feilkode, en lookup()-funksjon og andre ting. Så kan man opprette en teller (som i ikke-fatale feil), men denne gangen bruker man telleren som en referanse til den aktuelle feilen. Dette krever at man bruker en "PLACEHOLDER Enum"-verdi og et sett med enum-verdier for spesifikke feilmeldinger. Ulempen med dette er at man må se til at mapperen ikke termineres når feilen oppstår.</text:p>
      <text:p text:style-name="P13"><text:soft-page-break/><text:s/></text:p>
      <text:p text:style-name="P13">Tilnærmingen til den siste av modellene for feilhåndtering er å "ta seg inn" i dataen som ble returnert av TaskTracker og prosessere denne. Kort fortalt så må man ta jobb-IDen og nedgradere denne til det gamle API-objektet, for på den måten å bruke en jobbklient til å få tak i alle oppgavene som gikk galt.</text:p>
      <text:p text:style-name="P13"/>
      <text:p text:style-name="P13">Hentet fra <text:a xlink:type="simple" xlink:href="http://www.lopakalogic.com/articles/hadoop-articles/hadoop-error-handling/" office:target-frame-name="_top" xlink:show="replace" text:style-name="Internet_20_link" text:visited-style-name="Visited_20_Internet_20_Link"><text:span text:style-name="Hyperkobling">http://www.lopakalogic.com/articles/hadoop-articles/hadoop-error-handling/</text:span></text:a> <text:s/></text:p>
      <text:p text:style-name="P13"/>
      <text:p text:style-name="P14">11) List opp 10 forskjellige teknologier relatert til Hadoop.</text:p>
      <text:p text:style-name="P13"/>
      <text:p text:style-name="P17">Google File System</text:p>
      <text:p text:style-name="P17">MapReduce</text:p>
      <text:p text:style-name="P17">Sawzall</text:p>
      <text:p text:style-name="P17">BigTable</text:p>
      <text:p text:style-name="P17">HDFS</text:p>
      <text:p text:style-name="P17">Pig</text:p>
      <text:p text:style-name="P17">Hive</text:p>
      <text:p text:style-name="P17">HBase</text:p>
      <text:p text:style-name="P17">ZooKeeper</text:p>
      <text:p text:style-name="P17">Tez</text:p>
      <text:p text:style-name="P17">Spark</text:p>
      <text:p text:style-name="P17"/>
      <text:p text:style-name="P14">12) Hvorfor er Hadoop overlegent tradisjonelle databasesystemer?</text:p>
      <text:p text:style-name="P13"/>
      <text:p text:style-name="P13">Hadoop er overlegent fordi man ikke trenger å normalisere eller modellere data, motsetning til et relasjonsdatabasesystem. I tillegg er Hadoop "tilgivende" for de som ikke forstår dataen de sitter på. I tillegg er Hadoop strålende hvis du sitter på ustrukturert data som e-post, twitter-feeder, etc. i så store mengder at et RDBMS ikke vil takle all dataen den får.</text:p>
      <text:p text:style-name="P13">I en relasjonsdatabase så er man låst til et visst oppsett – det er man ikke når man jobber i Hadoop.</text:p>
      <text:p text:style-name="Normal"/>
      <text:p text:style-name="Normal">Hentet fra <text:a xlink:type="simple" xlink:href="https://www.quora.com/What-is-the-difference-between-a-Hadoop-database-and-a-traditional-Relational-Database" office:target-frame-name="_top" xlink:show="replace" text:style-name="Internet_20_link" text:visited-style-name="Visited_20_Internet_20_Link"><text:span text:style-name="Hyperkobling">https://www.quora.com/What-is-the-difference-between-a-Hadoop-database-and-a-traditional-Relational-Database</text:span></text:a>. </text:p>
      <text:p text:style-name="Subtitle">Del B: Analyse av store datamengder med maskinlæring</text:p>
      <text:p text:style-name="P20">1) Last opp et nytt datasett på ditt Azure ML Studio</text:p>
      <text:p text:style-name="P19"><text:span text:style-name="Standardskrift_20_for_20_avsnitt"><text:span text:style-name="T1">a) Datasettet finnes på Fr</text:span></text:span><text:span text:style-name="Standardskrift_20_for_20_avsnitt"><text:span text:style-name="T2">onter:</text:span></text:span></text:p>
      <text:p text:style-name="P19"><text:span text:style-name="Standardskrift_20_for_20_avsnitt"><text:span text:style-name="T2">I) </text:span></text:span><text:a xlink:type="simple" xlink:href="https://fronter.com/hiof/links/files.phtml/1170268878$811173791$/Arkiv/Big+Data+Analysis+-+Davide/Datasets/Bike+Rental+Project+Data.csv" office:target-frame-name="_blank" xlink:show="new" text:style-name="Internet_20_link" text:visited-style-name="Visited_20_Internet_20_Link"><text:span text:style-name="Hyperkobling"><text:span text:style-name="T10">Bike Rental Project Data.csv</text:span></text:span></text:a></text:p>
      <text:p text:style-name="P21">II) Datasettet inneholder to år av antall "bikeshare rides" per time i Washington, D.C.</text:p>
      <text:p text:style-name="P21">III) Det er i alt 17379 elementer i datasettet.</text:p>
      <text:p text:style-name="P21"/>
      <text:p text:style-name="P21">b) Følgende beskriver variablene i datasettet:</text:p>
      <text:list xml:id="list7692615908270891887" text:style-name="L4">
        <text:list-item>
          <text:p text:style-name="P6">Year: year(0 = 2011, 1 = 2012)</text:p>
        </text:list-item>
        <text:list-item>
          <text:p text:style-name="P6">Season: 1 = Spring, 2 = Summer, 3 = Fall, 4 = Winter</text:p>
        </text:list-item>
        <text:list-item>
          <text:p text:style-name="P6">Month; 1 to 12</text:p>
        </text:list-item>
        <text:list-item>
          <text:p text:style-name="P6">Week_number: 1 to 52</text:p>
        </text:list-item>
        <text:list-item>
          <text:p text:style-name="P6">Weekday: day of the week (0-6)</text:p>
        </text:list-item>
        <text:list-item>
          <text:p text:style-name="P6">Hour: 0 to 23</text:p>
        </text:list-item>
        <text:list-item>
          <text:p text:style-name="P6">Working_day: 1 = if day is neither weekend nor holiday, 0 = otherwise</text:p>
        </text:list-item>
        <text:list-item>
          <text:p text:style-name="P6">Holiday: 1 = day is holiday, 0 = not</text:p>
        </text:list-item>
        <text:list-item>
          <text:p text:style-name="P6">Weather_situation<text:line-break/>1) Clear, Few clouds, Partly cloudy, Partly cloudy<text:line-break/>2) Mist + Cloudy, Mist + Broken Clouds, Mist + Few clouds, Mist<text:line-break/><text:soft-page-break/>3) Light Snow, Light Rain, Thunderstorm + Scattered Clouds, Light Rain + Scattered Clouds<text:line-break/>4) Heavy Rain, Ice Pallets, Thunderstorm + Mist, Snow + Fog</text:p>
        </text:list-item>
        <text:list-item>
          <text:p text:style-name="P6">Temp: temperature in Celcius</text:p>
        </text:list-item>
        <text:list-item>
          <text:p text:style-name="P6">Atemp: Apparent temperature in Celcius (includes wind chill)</text:p>
        </text:list-item>
        <text:list-item>
          <text:p text:style-name="P7">Humidity: 0 to 100</text:p>
        </text:list-item>
        <text:list-item>
          <text:p text:style-name="P7">Windspeed</text:p>
        </text:list-item>
        <text:list-item>
          <text:p text:style-name="P7">Registered_user_rides: count bike rides for registered users</text:p>
        </text:list-item>
        <text:list-item>
          <text:p text:style-name="P6">Casual_user_rides: count bike rides for casual (non-registered) users</text:p>
        </text:list-item>
        <text:list-item>
          <text:p text:style-name="P6">Total_rides: count of total rental bike rides including both casual and registered.</text:p>
        </text:list-item>
      </text:list>
      <text:p text:style-name="P20">2) Lag et nytt eksperiment I Azure ML Studio.</text:p>
      <text:p text:style-name="P20">3) Lag tre modeller for å estimere:</text:p>
      <text:list xml:id="list8460166722180646258" text:style-name="L5">
        <text:list-item>
          <text:p text:style-name="P8">Registered_user_rides</text:p>
        </text:list-item>
        <text:list-item>
          <text:p text:style-name="P8">Casual_user_rides</text:p>
        </text:list-item>
        <text:list-item>
          <text:p text:style-name="P8">Total_rides</text:p>
        </text:list-item>
      </text:list>
      <text:p text:style-name="P20">(Legg merke til at verken a, b, eller c kan være input til noen av modellene. Bruk "Project Columns"-moduelen under Data Transformation/Manipulation for å velge ut features som skal brukes.)</text:p>
      <text:p text:style-name="P20"/>
      <text:p text:style-name="P20">4) Eksperimenter med:</text:p>
      <text:list xml:id="list6381842436108799257" text:style-name="L6">
        <text:list-item>
          <text:p text:style-name="P9">Forskjellige utvalg av input features (bruk "Project Columns"-modulen under Data Transformation/Manipulation)</text:p>
        </text:list-item>
        <text:list-item>
          <text:p text:style-name="P9">Forskjellige størrelser av og fordelinger mellom "training" og "test"-datasett (bruk "Partition and Sample" og "Split"-moduelene)</text:p>
        </text:list-item>
        <text:list-item>
          <text:p text:style-name="P9">Forskjellige typer modeller (lineær, boosted tree regression, …)<text:line-break/>I) Bruk "Cross Validation" for sammenligning</text:p>
        </text:list-item>
      </text:list>
      <text:p text:style-name="P19"><text:span text:style-name="Standardskrift_20_for_20_avsnitt"><text:span text:style-name="T1">Utført arbeid skal beskrives, kommenteres, og dokumenteres (gjerne med skjermdumper fra Azure ML Studio.)</text:span></text:span></text:p>
      <text:p text:style-name="P13"/>
      <text:p text:style-name="P13">Besvarelse</text:p>
      <text:p text:style-name="P14"/>
      <text:p text:style-name="Subtitle">Del C: Presentasjon av Big Data i Business Intelligence dashboards</text:p>
      <text:p text:style-name="P22">Bruk samme datasett som i Del B som grunnlag for et dashboard i Power BI.</text:p>
      <text:p text:style-name="P19"/>
      <text:p text:style-name="P20">Eksperimenter med forskjellige visualiseringer.</text:p>
      <text:p text:style-name="P19"><text:span text:style-name="Standardskrift_20_for_20_avsnitt"><text:span text:style-name="T1">Beskriv og dokumenter oppgaven (gjerne med skjermdumper fra Power BI).</text:span></text:span></text:p>
      <text:p text:style-name="Normal"/>
      <text:p text:style-name="Normal">Besvarelse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b" fo:country="NO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b" fo:country="NO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top="0.423cm" fo:margin-bottom="0cm" loext:contextual-spacing="false" fo:text-align="center" style:justify-single-word="false" fo:keep-together="always" fo:hyphenation-ladder-count="no-limit" fo:keep-with-next="always"/>
      <style:text-properties fo:color="#2e74b5" style:font-name="Copperplate Gothic Light" fo:font-family="'Copperplate Gothic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margin-top="0cm" fo:margin-bottom="0.212cm" loext:contextual-spacing="false" fo:line-height="100%" fo:hyphenation-ladder-count="no-limit"/>
      <style:text-properties style:font-name="Arial" fo:font-family="Arial" style:font-family-generic="swiss" style:font-pitch="variable" fo:hyphenate="false"/>
    </style:style>
    <style:style style:name="Ingen_20_mellomrom" style:display-name="Ingen mellomrom" style:family="paragraph" style:auto-update="true">
      <style:paragraph-properties fo:margin-top="0cm" fo:margin-bottom="0cm" loext:contextual-spacing="false" fo:line-height="100%" fo:hyphenation-ladder-count="no-limit"/>
      <style:text-properties style:font-name="Arial" fo:font-family="Arial" style:font-family-generic="swiss" style:font-pitch="variable" fo:hyphenate="false"/>
    </style:style>
    <style:style style:name="Subtitle" style:family="paragraph" style:parent-style-name="Normal" style:next-style-name="Normal" style:class="chapter">
      <style:paragraph-properties fo:margin-top="0cm" fo:margin-bottom="0.282cm" loext:contextual-spacing="false" fo:hyphenation-ladder-count="no-limit"/>
      <style:text-properties fo:color="#5a5a5a" style:font-name="Calibri" fo:font-family="Calibri" style:font-family-generic="swiss" style:font-pitch="variable" fo:letter-spacing="0.026cm" style:font-name-asian="Times New Roman" style:font-family-asian="'Times New Roman'" style:font-family-generic-asian="roman" style:font-pitch-asian="variable" fo:hyphenate="false"/>
    </style:style>
    <style:style style:name="Listeavsnitt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-forhåndsformatert" style:family="paragraph" style:parent-style-name="Normal">
      <style:paragraph-properties fo:margin-top="0cm" fo:margin-bottom="0cm" loext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nb" style:country-asian="NO" style:font-name-complex="Courier New" style:font-family-complex="'Courier New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andardskrift_20_for_20_avsnitt" style:display-name="Standardskrift for avsnitt" style:family="text"/>
    <style:style style:name="Overskrift_20_1_20_Tegn" style:display-name="Overskrift 1 Tegn" style:family="text" style:parent-style-name="Standardskrift_20_for_20_avsnitt">
      <style:text-properties fo:color="#2e74b5" style:font-name="Copperplate Gothic Light" fo:font-family="'Copperplate Gothic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Undertittel_20_Tegn" style:display-name="Undertittel Tegn" style:family="text" style:parent-style-name="Standardskrift_20_for_20_avsnitt">
      <style:text-properties fo:color="#5a5a5a" fo:letter-spacing="0.026cm" style:font-name-asian="Times New Roman" style:font-family-asian="'Times New Roman'" style:font-family-generic-asian="roman" style:font-pitch-asian="variable"/>
    </style:style>
    <style:style style:name="Hyperkobling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-forhåndsformatert_20_Tegn" style:display-name="HTML-forhåndsformatert Tegn" style:family="text" style:parent-style-name="Standardskrift_20_for_20_avsnit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nb" style:country-asian="NO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Anders B-E</meta:initial-creator>
    <meta:creation-date>2015-10-27T11:41:00Z</meta:creation-date>
    <dc:date>2015-10-27T17:16:58.985000000</dc:date>
    <meta:editing-cycles>10</meta:editing-cycles>
    <meta:editing-duration>PT4H28M45S</meta:editing-duration>
    <meta:document-statistic meta:table-count="0" meta:image-count="0" meta:object-count="0" meta:page-count="6" meta:paragraph-count="151" meta:word-count="1524" meta:character-count="10285" meta:non-whitespace-character-count="8908"/>
    <meta:template xlink:type="simple" xlink:actuate="onRequest" xlink:title="" xlink:href="Normal.dotm"/>
  </office:meta>
</office:document-meta>
</file>